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KartyGraficzne" style:family="table">
      <style:table-properties style:width="16.999cm" table:align="margins" style:shadow="none"/>
    </style:style>
    <style:style style:name="KartyGraficzne.A" style:family="table-column">
      <style:table-column-properties style:column-width="3.399cm" style:rel-column-width="1927*"/>
    </style:style>
    <style:style style:name="KartyGraficzne.C" style:family="table-column">
      <style:table-column-properties style:column-width="3.401cm" style:rel-column-width="1928*"/>
    </style:style>
    <style:style style:name="KartyGraficzne.A1" style:family="table-cell">
      <style:table-cell-properties fo:background-color="#009900" fo:padding="0.097cm" fo:border="0.141cm solid #00ccff">
        <style:background-image/>
      </style:table-cell-properties>
    </style:style>
    <style:style style:name="KartyGraficzne.A2" style:family="table-cell">
      <style:table-cell-properties fo:background-color="#009933" fo:padding="0.097cm" fo:border-left="0.035cm solid #00ccff" fo:border-right="none" fo:border-top="none" fo:border-bottom="0.035cm solid #00ccff">
        <style:background-image/>
      </style:table-cell-properties>
    </style:style>
    <style:style style:name="KartyGraficzne.E2" style:family="table-cell">
      <style:table-cell-properties fo:background-color="#009933" fo:padding="0.097cm" fo:border-left="0.035cm solid #00ccff" fo:border-right="0.035cm solid #00ccff" fo:border-top="none" fo:border-bottom="0.035cm solid #00ccff">
        <style:background-image/>
      </style:table-cell-properties>
    </style:style>
    <style:style style:name="KartyGraficzne.A3" style:family="table-cell">
      <style:table-cell-properties fo:background-color="#006600" fo:padding="0.097cm" fo:border-left="0.035cm solid #00ccff" fo:border-right="none" fo:border-top="none" fo:border-bottom="0.035cm solid #00ccff">
        <style:background-image/>
      </style:table-cell-properties>
    </style:style>
    <style:style style:name="KartyGraficzne.E3" style:family="table-cell">
      <style:table-cell-properties fo:background-color="#b2b2b2" fo:padding="0.097cm" fo:border-left="0.035cm solid #00ccff" fo:border-right="0.035cm solid #00ccff" fo:border-top="none" fo:border-bottom="0.035cm solid #00ccff">
        <style:background-image/>
      </style:table-cell-properties>
    </style:style>
    <style:style style:name="KartyGraficzne.A4" style:family="table-cell">
      <style:table-cell-properties fo:background-color="#193300" fo:padding="0.097cm" fo:border-left="0.035cm solid #00ccff" fo:border-right="none" fo:border-top="none" fo:border-bottom="0.035cm solid #00ccff">
        <style:background-image/>
      </style:table-cell-properties>
    </style:style>
    <style:style style:name="KartyGraficzne.A5" style:family="table-cell">
      <style:table-cell-properties fo:background-color="#00331a" fo:padding="0.097cm" fo:border-left="0.035cm solid #00ccff" fo:border-right="none" fo:border-top="none" fo:border-bottom="0.035cm solid #00ccff">
        <style:background-image/>
      </style:table-cell-properties>
    </style:style>
    <style:style style:name="KartyGraficzne.A6" style:family="table-cell">
      <style:table-cell-properties fo:background-color="#336633" fo:padding="0.097cm" fo:border-left="0.035cm solid #00ccff" fo:border-right="none" fo:border-top="none" fo:border-bottom="0.035cm solid #00ccff">
        <style:background-image/>
      </style:table-cell-properties>
    </style:style>
    <style:style style:name="KartyGraficzne.A9" style:family="table-cell">
      <style:table-cell-properties fo:background-color="#00ff66" fo:padding="0.097cm" fo:border-left="0.088cm solid #00ccff" fo:border-right="0.088cm solid #00ccff" fo:border-top="none" fo:border-bottom="0.088cm solid #00ccff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Calibri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c5000b" style:font-name="Calibri" fo:font-size="22pt" fo:font-weight="bold" style:font-size-asian="22pt" style:font-weight-asian="bold" style:font-size-complex="2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4586" style:font-name="Calibri" fo:font-size="16pt" fo:font-weight="bold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ff0000" style:font-name="Calibri" fo:font-size="16pt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fo:color="#ffff00" style:font-name="Calibri" fo:font-size="16pt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fo:color="#ff0066" style:font-name="Calibri" fo:font-size="16pt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fo:color="#333333" style:font-name="Calibri" fo:font-size="20pt" fo:font-weight="normal" style:font-size-asian="20pt" style:font-weight-asian="normal" style:font-size-complex="20pt" style:font-weight-complex="normal"/>
    </style:style>
    <style:style style:name="P10" style:family="paragraph" style:parent-style-name="Table_20_Contents">
      <style:paragraph-properties fo:text-align="center" style:justify-single-word="false" fo:background-color="#009900">
        <style:background-image/>
      </style:paragraph-properties>
      <style:text-properties fo:color="#333333" style:font-name="Calibri" fo:font-size="20pt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KartyGraficzne" table:style-name="KartyGraficzne">
        <table:table-column table:style-name="KartyGraficzne.A" table:number-columns-repeated="2"/>
        <table:table-column table:style-name="KartyGraficzne.C"/>
        <table:table-column table:style-name="KartyGraficzne.A"/>
        <table:table-column table:style-name="KartyGraficzne.C"/>
        <table:table-row>
          <table:table-cell table:style-name="KartyGraficzne.A1" table:number-columns-spanned="5" office:value-type="string">
            <text:p text:style-name="P10">Procesory-Bartosz Zabrocki 2F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KartyGraficzne.A2" office:value-type="string">
            <text:p text:style-name="P3">Model <text:s text:c="5"/>Procesora</text:p>
          </table:table-cell>
          <table:table-cell table:style-name="KartyGraficzne.A2" office:value-type="string">
            <text:p text:style-name="P3">Gniazdo <text:s/>procesora</text:p>
          </table:table-cell>
          <table:table-cell table:style-name="KartyGraficzne.A2" office:value-type="string">
            <text:p text:style-name="P3">Taktowanie rdzenia</text:p>
          </table:table-cell>
          <table:table-cell table:style-name="KartyGraficzne.A2" office:value-type="string">
            <text:p text:style-name="P3">Liczba </text:p>
            <text:p text:style-name="P3">rdzeni</text:p>
          </table:table-cell>
          <table:table-cell table:style-name="KartyGraficzne.E2" office:value-type="string">
            <text:p text:style-name="P3">Producent</text:p>
            <text:p text:style-name="P3">procesorów</text:p>
          </table:table-cell>
        </table:table-row>
        <table:table-row>
          <table:table-cell table:style-name="KartyGraficzne.A3" office:value-type="string">
            <text:p text:style-name="P5">I5-13600KF</text:p>
          </table:table-cell>
          <table:table-cell table:style-name="KartyGraficzne.A3" office:value-type="string">
            <text:p text:style-name="P6">Socket 1700</text:p>
          </table:table-cell>
          <table:table-cell table:style-name="KartyGraficzne.A3" office:value-type="string">
            <text:p text:style-name="P7">3.5 Ghz</text:p>
          </table:table-cell>
          <table:table-cell table:style-name="KartyGraficzne.A3" office:value-type="string">
            <text:p text:style-name="P8">14 rdzeni</text:p>
          </table:table-cell>
          <table:table-cell table:style-name="KartyGraficzne.E3" table:number-rows-spanned="6" office:value-type="string">
            <text:p text:style-name="P2"/>
            <text:p text:style-name="P2"/>
            <text:p text:style-name="P4"/>
            <text:p text:style-name="P4">INTEL</text:p>
          </table:table-cell>
        </table:table-row>
        <table:table-row>
          <table:table-cell table:style-name="KartyGraficzne.A4" office:value-type="string">
            <text:p text:style-name="P5">I5-11400F</text:p>
          </table:table-cell>
          <table:table-cell table:style-name="KartyGraficzne.A4" office:value-type="string">
            <text:p text:style-name="P6">Socket 1200</text:p>
          </table:table-cell>
          <table:table-cell table:style-name="KartyGraficzne.A4" office:value-type="string">
            <text:p text:style-name="P7">2.6 Ghz</text:p>
          </table:table-cell>
          <table:table-cell table:style-name="KartyGraficzne.A4" office:value-type="string">
            <text:p text:style-name="P8">6 rdzeni</text:p>
          </table:table-cell>
          <table:covered-table-cell/>
        </table:table-row>
        <table:table-row>
          <table:table-cell table:style-name="KartyGraficzne.A5" office:value-type="string">
            <text:p text:style-name="P5">I3-12100F</text:p>
          </table:table-cell>
          <table:table-cell table:style-name="KartyGraficzne.A5" office:value-type="string">
            <text:p text:style-name="P6">Socket 1700</text:p>
          </table:table-cell>
          <table:table-cell table:style-name="KartyGraficzne.A5" office:value-type="string">
            <text:p text:style-name="P7">3.3 Ghz</text:p>
          </table:table-cell>
          <table:table-cell table:style-name="KartyGraficzne.A5" office:value-type="string">
            <text:p text:style-name="P8">4 rdzenie</text:p>
          </table:table-cell>
          <table:covered-table-cell/>
        </table:table-row>
        <table:table-row>
          <table:table-cell table:style-name="KartyGraficzne.A6" office:value-type="string">
            <text:p text:style-name="P5">I7-9700K</text:p>
          </table:table-cell>
          <table:table-cell table:style-name="KartyGraficzne.A6" office:value-type="string">
            <text:p text:style-name="P6">Socket 1151</text:p>
          </table:table-cell>
          <table:table-cell table:style-name="KartyGraficzne.A6" office:value-type="string">
            <text:p text:style-name="P7">3.6 Ghz</text:p>
          </table:table-cell>
          <table:table-cell table:style-name="KartyGraficzne.A6" office:value-type="string">
            <text:p text:style-name="P8">8 rdzeni</text:p>
          </table:table-cell>
          <table:covered-table-cell/>
        </table:table-row>
        <table:table-row>
          <table:table-cell table:style-name="KartyGraficzne.A6" office:value-type="string">
            <text:p text:style-name="P5">I9-9900K</text:p>
          </table:table-cell>
          <table:table-cell table:style-name="KartyGraficzne.A6" office:value-type="string">
            <text:p text:style-name="P6">Socket 1151</text:p>
          </table:table-cell>
          <table:table-cell table:style-name="KartyGraficzne.A6" office:value-type="string">
            <text:p text:style-name="P7">3.6 Ghz</text:p>
          </table:table-cell>
          <table:table-cell table:style-name="KartyGraficzne.A6" office:value-type="string">
            <text:p text:style-name="P8">8 rdzeni</text:p>
          </table:table-cell>
          <table:covered-table-cell/>
        </table:table-row>
        <table:table-row>
          <table:table-cell table:style-name="KartyGraficzne.A6" office:value-type="string">
            <text:p text:style-name="P5">I9-14900K</text:p>
          </table:table-cell>
          <table:table-cell table:style-name="KartyGraficzne.A6" office:value-type="string">
            <text:p text:style-name="P6">Socket 1700</text:p>
          </table:table-cell>
          <table:table-cell table:style-name="KartyGraficzne.A6" office:value-type="string">
            <text:p text:style-name="P7">3.2 Ghz</text:p>
          </table:table-cell>
          <table:table-cell table:style-name="KartyGraficzne.A6" office:value-type="string">
            <text:p text:style-name="P8">24 rdzeni</text:p>
          </table:table-cell>
          <table:covered-table-cell/>
        </table:table-row>
        <table:table-row>
          <table:table-cell table:style-name="KartyGraficzne.A9" table:number-columns-spanned="5" office:value-type="string">
            <text:p text:style-name="P9">Procesory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M11S</meta:editing-duration>
    <meta:editing-cycles>3</meta:editing-cycles>
    <meta:generator>OpenOffice/4.1.14$Win32 OpenOffice.org_project/4114m1$Build-9811</meta:generator>
    <dc:date>2023-10-29T16:49:23.04</dc:date>
    <meta:document-statistic meta:table-count="1" meta:image-count="0" meta:object-count="0" meta:page-count="1" meta:paragraph-count="34" meta:word-count="57" meta:character-count="343"/>
    <meta:user-defined meta:name="Info 1"/>
    <meta:user-defined meta:name="Info 2"/>
    <meta:user-defined meta:name="Info 3"/>
    <meta:user-defined meta:name="Info 4"/>
  </office:meta>
</office:document-meta>
</file>